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MATR_ALUNO</text:p>
          </table:table-cell>
          <table:table-cell table:style-name="ce1" office:value-type="string" calcext:value-type="string">
            <text:p>Nota: Prova 1</text:p>
          </table:table-cell>
          <table:table-cell table:style-name="ce1" office:value-type="string" calcext:value-type="string">
            <text:p>Nota: Prova 2</text:p>
          </table:table-cell>
        </table:table-row>
        <table:table-row table:style-name="ro1">
          <table:table-cell table:style-name="ce2" office:value-type="string" calcext:value-type="string">
            <text:p>GRR2017210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GRR2017209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GRR20172110</text:p>
          </table:table-cell>
          <table:table-cell table:number-columns-repeated="2"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GRR201772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GRR2017211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GRR2017211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GRR201772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R2017722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661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GRR2017208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GRR2017311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20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59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GRR2017208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GRR20152736</text:p>
          </table:table-cell>
          <table:table-cell table:number-columns-repeated="2"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210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GRR2017721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72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GRR201721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GRR2017720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GRR2017667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211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GRR201772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GRR2017313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209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GRR2017212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NNA</text:p>
          </table:table-cell>
        </table:table-row>
        <table:table-row table:style-name="ro1">
          <table:table-cell table:style-name="ce2" office:value-type="string" calcext:value-type="string">
            <text:p>GRR201747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GRR201721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GRR2017210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GRR201772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GRR2017211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R2017721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GRR2017209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GRR2017210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GRR2017210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GRR2017209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GRR201772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GRR2017210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R201759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GRR201764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GRR2017007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GRR2017315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4:03:53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4:09:46.668000000</dc:date>
    <meta:editing-duration>PT20M29S</meta:editing-duration>
    <meta:editing-cycles>6</meta:editing-cycles>
    <meta:generator>LibreOffice/5.2.2.2$Windows_x86 LibreOffice_project/8f96e87c890bf8fa77463cd4b640a2312823f3ad</meta:generator>
    <meta:document-statistic meta:table-count="1" meta:cell-count="129" meta:object-count="0"/>
  </office:meta>
</office:document-meta>
</file>